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text-properties fo:language="it" fo:country="IT" officeooo:paragraph-rsid="0018e740"/>
    </style:style>
    <style:style style:name="P2" style:family="paragraph" style:parent-style-name="Standard">
      <style:text-properties fo:language="it" fo:country="IT" officeooo:paragraph-rsid="0018e740"/>
    </style:style>
    <style:style style:name="P3" style:family="paragraph" style:parent-style-name="Standard">
      <style:paragraph-properties fo:text-align="center" style:justify-single-word="false"/>
      <style:text-properties fo:font-size="14pt" fo:language="it" fo:country="IT" fo:font-weight="bold" officeooo:paragraph-rsid="0018e74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3pt" fo:language="it" fo:country="IT" fo:font-weight="bold" officeooo:paragraph-rsid="0018e740"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Liberation Sans" fo:font-size="12pt" fo:language="it" fo:country="IT" fo:font-weight="bold" officeooo:paragraph-rsid="001faf56"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ans" fo:font-size="12pt" fo:language="it" fo:country="IT" fo:font-weight="bold" officeooo:paragraph-rsid="0018e740"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Liberation Sans" fo:font-size="14pt" fo:language="it" fo:country="IT" fo:font-weight="bold" officeooo:paragraph-rsid="0018e740"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Liberation Serif" fo:font-size="12pt" fo:language="it" fo:country="IT" fo:font-weight="bold" officeooo:paragraph-rsid="001faf56"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fo:language="it" fo:country="IT" fo:font-weight="normal" officeooo:paragraph-rsid="0021b9cb" style:font-size-asian="12pt" style:font-weight-asian="normal" style:font-size-complex="12pt" style:font-weight-complex="normal"/>
    </style:style>
    <style:style style:name="P10"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11"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12" style:family="paragraph" style:parent-style-name="Preformatted_20_Text" style:list-style-name="L2">
      <style:paragraph-properties fo:text-align="start" style:justify-single-word="false"/>
      <style:text-properties style:font-name="DejaVu Serif" fo:font-size="10.5pt" officeooo:paragraph-rsid="001ecf43" style:font-size-asian="10.5pt" style:font-size-complex="10.5pt"/>
    </style:style>
    <style:style style:name="P13" style:family="paragraph" style:parent-style-name="Preformatted_20_Text" style:list-style-name="L4">
      <style:paragraph-properties fo:text-align="start" style:justify-single-word="false"/>
      <style:text-properties style:font-name="DejaVu Serif" fo:font-size="10.5pt" officeooo:paragraph-rsid="001a7741" style:font-size-asian="10.5pt" style:font-size-complex="10.5pt"/>
    </style:style>
    <style:style style:name="P14" style:family="paragraph" style:parent-style-name="Preformatted_20_Text" style:list-style-name="L4">
      <style:paragraph-properties fo:text-align="start" style:justify-single-word="false"/>
      <style:text-properties style:font-name="DejaVu Serif" fo:font-size="10.5pt" officeooo:paragraph-rsid="001b3259" style:font-size-asian="10.5pt" style:font-size-complex="10.5pt"/>
    </style:style>
    <style:style style:name="P15"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16"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17"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18" style:family="paragraph" style:parent-style-name="Preformatted_20_Text">
      <style:paragraph-properties fo:text-align="start" style:justify-single-word="false"/>
      <style:text-properties style:font-name="DejaVu Serif" fo:font-size="10.5pt" officeooo:paragraph-rsid="001d035d"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ll'Indice]</text:p>
      <text:list xml:id="list4651922812079943044" text:style-name="L1">
        <text:list-item>
          <text:p text:style-name="P1">Progettazione e struttura delle varie parti del programma</text:p>
          <text:list>
            <text:list-item>
              <text:p text:style-name="P1">Struttura generale</text:p>
              <text:list>
                <text:list-item>
                  <text:p text:style-name="P1">Perchè scegliere un doppio MVC</text:p>
                </text:list-item>
                <text:list-item>
                  <text:p text:style-name="P1">Problema del “turno incompleto”, timeout e override</text:p>
                </text:list-item>
              </text:list>
            </text:list-item>
            <text:list-item>
              <text:p text:style-name="P1">Il Server</text:p>
              <text:list>
                <text:list-item>
                  <text:p text:style-name="P1">Caselle per la mappa</text:p>
                </text:list-item>
                <text:list-item>
                  <text:p text:style-name="P1">Carte e Mazzi</text:p>
                </text:list-item>
                <text:list-item>
                  <text:p text:style-name="P1">Il turno e le Azioni</text:p>
                </text:list-item>
                <text:list-item>
                  <text:p text:style-name="P1">Il resto del controller</text:p>
                </text:list-item>
                <text:list-item>
                  <text:p text:style-name="P1">La connessione, mediante socket</text:p>
                </text:list-item>
                <text:list-item>
                  <text:p text:style-name="P1">La gestione delle partite (Master e GameMaster)</text:p>
                </text:list-item>
                <text:list-item>
                  <text:p text:style-name="P1">MapLoader e Mapwriter</text:p>
                </text:list-item>
                <text:list-item>
                  <text:p text:style-name="P1">StringRes, Logger, GlobalOptions</text:p>
                </text:list-item>
              </text:list>
            </text:list-item>
            <text:list-item>
              <text:p text:style-name="P1">Il Client</text:p>
              <text:list>
                <text:list-item>
                  <text:p text:style-name="P1">I tipi di client: nc vs java-cli vs java-swing</text:p>
                </text:list-item>
                <text:list-item>
                  <text:p text:style-name="P1">Struttura del client</text:p>
                </text:list-item>
                <text:list-item>
                  <text:p text:style-name="P1">Client con linea di comando </text:p>
                </text:list-item>
                <text:list-item>
                  <text:p text:style-name="P1">Client con Swing</text:p>
                </text:list-item>
                <text:list-item>
                  <text:p text:style-name="P1">Comunicazione mediante RMI</text:p>
                </text:list-item>
                <text:list-item>
                  <text:p text:style-name="P1">e?</text:p>
                </text:list-item>
              </text:list>
            </text:list-item>
          </text:list>
        </text:list-item>
      </text:list>
      <text:p text:style-name="P2">}</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1. Struttura generale</text:p>
      <text:p text:style-name="P4"/>
      <text:p text:style-name="P6">1. Perchè scegliere un doppio Model-View-Controller</text:p>
      <text:p text:style-name="P15"/>
      <text:p text:style-name="P15">Le varie responsabilità del Server vengono suddivise, costruendo una struttura del tipo Model-View-Controller, in questo modo:</text:p>
      <text:p text:style-name="P15"/>
      <text:list xml:id="list5597435930227756634" text:style-name="L4">
        <text:list-item>
          <text:p text:style-name="P13">Model : Comprende lo stato del gioco e le sue entità</text:p>
        </text:list-item>
      </text:list>
      <text:p text:style-name="P15"/>
      <text:list xml:id="list138495655" text:continue-numbering="true" text:style-name="L4">
        <text:list-item>
          <text:p text:style-name="P13">Controller : La logica applicativa, che invia comandi al Model a seconda di quanto ricevuto dagli utenti</text:p>
        </text:list-item>
      </text:list>
      <text:p text:style-name="P15"/>
      <text:list xml:id="list1884746078" text:continue-numbering="true" text:style-name="L4">
        <text:list-item>
          <text:p text:style-name="P14">View : Riceve i comandi / le richieste dai Client</text:p>
        </text:list-item>
      </text:list>
      <text:p text:style-name="P17"/>
      <text:p text:style-name="P16">[diagramma: Package Structure del Server]</text:p>
      <text:p text:style-name="P15"/>
      <text:p text:style-name="P15"/>
      <text:p text:style-name="P16">Anche il Client impiega Model-View-Controller, infatti:</text:p>
      <text:p text:style-name="P15"/>
      <text:list xml:id="list7226164520887277412" text:style-name="L2">
        <text:list-item>
          <text:p text:style-name="P11">View : Organizza l'interfaccia utente (sia CLI sia la GUI con Swing), riceve i comandi dell'utente e li passa al Controller.</text:p>
        </text:list-item>
      </text:list>
      <text:p text:style-name="P15"/>
      <text:list xml:id="list406899691" text:continue-numbering="true" text:style-name="L2">
        <text:list-item>
          <text:p text:style-name="P12">Controller : A seconda dei messaggi ricevuti dal Server, può modificare il Model, e modificare la View (ad esempio, inviare una richiesta all'utente). <text:line-break/>Inoltre, a seconda dell'input dell'utente ricevuto dalla View, </text:p>
          <text:p text:style-name="P12">nel caso della comunicazione via Socket dà l'ordine alla connessione di inviare la stringa al Server, mentre nel caso della comunicazione via RMI chiama il metodo appropriato dell'interfaccia remota del Server.</text:p>
        </text:list-item>
      </text:list>
      <text:p text:style-name="P15"/>
      <text:list xml:id="list830857495" text:continue-numbering="true" text:style-name="L2">
        <text:list-item>
          <text:p text:style-name="P11">Connection : Gestisce la comunicazione con il Server, può usare sia Socket sia RMI</text:p>
        </text:list-item>
      </text:list>
      <text:p text:style-name="P15"/>
      <text:p text:style-name="P15"/>
      <text:list xml:id="list982613608" text:continue-numbering="true" text:style-name="L2">
        <text:list-item>
          <text:p text:style-name="P11">Model : Contiene alcune informazioni sullo stato del gioco che sono utili al Client che fa uso della GUI; ad esempio : lo status corrente degli altri giocatori, il numero del turno, etc. </text:p>
        </text:list-item>
      </text:list>
      <text:p text:style-name="P15"/>
      <text:p text:style-name="P15"/>
      <text:p text:style-name="P18">[diagramma: Package Structure del Client]</text:p>
      <text:p text:style-name="P10"/>
      <text:p text:style-name="P10"/>
      <text:p text:style-name="P5">2. Problema del “turno incompleto”, timeout e override</text:p>
      <text:p text:style-name="P8">(n: lo sposterei nella parte del Server, quando la struttura del gioco è stata esposta)</text:p>
      <text:p text:style-name="P5"/>
      <text:p text:style-name="P9">L'utente può non rispondere e fare scadere il tempo del suo turno.</text:p>
      <text:p text:style-name="P9">In questa fase, il thread dell'ExecutiveController, che gestisce il turno di un utente, sta attendendo l'arrivo di una risposta. Si trova in una wait() in MessagingChannelSocket o in MessagingChannelRMI.</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0T18:26:17</dc:date>
    <dc:creator>Andrea </dc:creator>
    <meta:editing-duration>PT27M21S</meta:editing-duration>
    <meta:editing-cycles>10</meta:editing-cycles>
    <meta:document-statistic meta:table-count="0" meta:image-count="0" meta:object-count="0" meta:page-count="2" meta:paragraph-count="40" meta:word-count="386" meta:character-count="2350" meta:non-whitespace-character-count="2028"/>
  </office:meta>
</office:document-meta>
</file>